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3.885" calcext:value-type="float">
            <text:p>3.8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.004" calcext:value-type="float">
            <text:p>4.00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.338" calcext:value-type="float">
            <text:p>4.338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.438" calcext:value-type="float">
            <text:p>4.438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4.571" calcext:value-type="float">
            <text:p>4.571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4.671" calcext:value-type="float">
            <text:p>4.671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4.905" calcext:value-type="float">
            <text:p>4.905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5.138" calcext:value-type="float">
            <text:p>5.138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5.255" calcext:value-type="float">
            <text:p>5.255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5.345" calcext:value-type="float">
            <text:p>5.345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5.585" calcext:value-type="float">
            <text:p>5.585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5.706" calcext:value-type="float">
            <text:p>5.706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5.939" calcext:value-type="float">
            <text:p>5.939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6.173" calcext:value-type="float">
            <text:p>6.173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float" office:value="6.306" calcext:value-type="float">
            <text:p>6.306</text:p>
          </table:table-cell>
          <table:table-cell office:value-type="float" office:value="1980" calcext:value-type="float">
            <text:p>19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6T20:34:04.165158781</meta:creation-date>
    <dc:date>2014-12-06T20:34:30.953256634</dc:date>
    <meta:editing-duration>P0D</meta:editing-duration>
    <meta:editing-cycles>1</meta:editing-cycles>
    <meta:document-statistic meta:table-count="1" meta:cell-count="44" meta:object-count="0"/>
    <meta:generator>LibreOffice/4.2.7.2$Linux_X86_64 LibreOffice_project/420m0$Build-2</meta:generator>
  </office:meta>
</office:document-meta>
</file>